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4*"/>
    </style:style>
    <style:style style:name="Tableau1.A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6ba9" officeooo:paragraph-rsid="001f6ba9"/>
    </style:style>
    <style:style style:name="P2" style:family="paragraph" style:parent-style-name="Table_20_Contents">
      <style:paragraph-properties fo:text-align="center" style:justify-single-word="false"/>
      <style:text-properties officeooo:rsid="001f6ba9" officeooo:paragraph-rsid="001f6ba9"/>
    </style:style>
    <style:style style:name="P3" style:family="paragraph" style:parent-style-name="Table_20_Contents">
      <style:text-properties officeooo:rsid="0020b339" officeooo:paragraph-rsid="0020b339"/>
    </style:style>
    <style:style style:name="P4" style:family="paragraph" style:parent-style-name="Table_20_Contents">
      <style:text-properties officeooo:rsid="0021f672" officeooo:paragraph-rsid="0021f6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2235669858432">
          <table:table-cell table:style-name="Tableau1.A1" office:value-type="string">
            <text:p text:style-name="P2">Séance STOPMOTION du 04 avril</text:p>
            <text:p text:style-name="P2">travail de groupe ; observations</text:p>
          </table:table-cell>
        </table:table-row>
        <table:table-row table:style-name="TableLine2235669858432">
          <table:table-cell table:style-name="Tableau1.A2" office:value-type="string">
            <text:p text:style-name="P1"/>
            <text:p text:style-name="P1">Groupe1</text:p>
            <text:p text:style-name="P1"/>
            <text:p text:style-name="P1">Le groupe a réalisé 2 films sur la séance :</text:p>
            <text:p text:style-name="P1">- 32 images, des personnages qui se font renverser</text:p>
            <text:p text:style-name="P1">- 36 images, les personnages vont à l’hôpital, il y en a qui en sort mort.</text:p>
            <text:p text:style-name="P1"/>
            <text:p text:style-name="P1">Bon scénario, bon rendu, animation fluide.</text:p>
            <text:p text:style-name="P1"/>
            <text:p text:style-name="P1">Au sein du groupe :</text:p>
            <text:p text:style-name="P1">* Isa observe mais ne participe pas beaucoup</text:p>
            <text:p text:style-name="P1">* Kenza et Chloé : travaillent bien à deux</text:p>
            <text:p text:style-name="P1">* Enzo : tient le « décor »</text:p>
            <text:p text:style-name="P1">* Agathe : arrivée après son rendez-vous ; passe son temps à dénigrer le travail des autres, ne fait rien, cherche des ennuis à Jonathan</text:p>
            <text:p text:style-name="P1"/>
          </table:table-cell>
        </table:table-row>
        <table:table-row table:style-name="TableLine2235669858432">
          <table:table-cell table:style-name="Tableau1.A2" office:value-type="string">
            <text:p text:style-name="P3"/>
            <text:p text:style-name="P3">Groupe 2</text:p>
            <text:p text:style-name="P3"/>
            <text:p text:style-name="P3">Le groupe a réalisé un film de 12 images, qui raconte l’histoire d’un poisson (narval) qui attaque un « pépère » (Océane).</text:p>
            <text:p text:style-name="P3"/>
            <text:p text:style-name="P3">Bien, bon scénario. Manque un fond/un décor (mais à sa décharge, a travaillé tout seul)</text:p>
            <text:p text:style-name="P3"/>
            <text:p text:style-name="P3">* Jonathan : fait 2 essais puis abandonne ; 3ème essai mieux.</text:p>
            <text:p text:style-name="P3">* Dylan (Segpa 4) : ne veut plus participer après le test (test de l’application)</text:p>
            <text:p text:style-name="P3"/>
          </table:table-cell>
        </table:table-row>
        <table:table-row table:style-name="TableLine2235669858432">
          <table:table-cell table:style-name="Tableau1.A2" office:value-type="string">
            <text:p text:style-name="P3"/>
            <text:p text:style-name="P3">Groupe 3</text:p>
            <text:p text:style-name="P3"/>
            <text:p text:style-name="P3">Le groupe a réalisé un film de 16 images (durée, 3 secondes)</text:p>
            <text:p text:style-name="P4">raconte : clap de cinéma+ un serpentin en « légos » ; décor de fond présent ; on voit les mains à certains moments à l’écran</text:p>
            <text:p text:style-name="P4"/>
            <text:p text:style-name="P4">* Cynthia ; travaille bien avec Nacéo, mais critique à plusieurs reprises (« c’est de la merde »)</text:p>
            <text:p text:style-name="P4">* Nacéo ; assez agité, s’implique dans le travail avec Cynthia, mais fournit une prestation peu qualitative</text:p>
            <text:p text:style-name="P4">* Malyssia et Vélina : observent mais ne font rien.</text:p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13:19:24.276000000</meta:creation-date>
    <dc:date>2023-05-09T13:33:01.177000000</dc:date>
    <meta:editing-duration>PT13M35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23" meta:word-count="258" meta:character-count="1351" meta:non-whitespace-character-count="1116"/>
  </office:meta>
</office:document-meta>
</file>